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IntensivesZitat" style:master-page-name="MP0" style:family="paragraph">
      <style:paragraph-properties fo:break-before="page"/>
      <style:text-properties fo:font-size="18pt" style:font-size-asian="18pt" style:font-size-complex="18pt"/>
    </style:style>
  </office:automatic-styles>
  <office:body>
    <office:text text:use-soft-page-breaks="true">
      <text:p text:style-name="P1">Diary Entry</text:p>
      <text:p text:style-name="Standard">Dear Diary,</text:p>
      <text:p text:style-name="Standard">Today was a rather bad day. At first it was actually great. Like I mentioned in an earlier entry, we went to L.A. and<text:s/>saw the Hollywood sign. It was huge! After that we went tot he beach and I started learning how to surf! But now’s the time where the bad things start. My family and I just wanted to walk around L.A. and so we did. We saw street musicians and basketball players. But as we got further, we started to realize thet the scenery was changing. We started to see a lot of homeless people and that’s when I realized that we arrived at skip row. Since we talked about it at school, I already knew how it looked like but honestly it was even worse. On the pedestrian zone were many tents lined up. The<text:s/>homeless peoples clothes were thin and I could only imagine how cold it’d be in winter. The children were so thin, you could even see their bones. There were also many drinkers and a lot of people who took drugs I think. It was awful! We also saw an interaction between a homeless woman and a the owner of the house she was sitting in front of. He was screaming at her. He told her to leave so she had to take her things and move closer to the tents. It made me feel so bad! I mean I am happy for everything I have. Fort he house I live in, fort he food I get to eat and fort he clothes I get to wear but at the same time I thougt that it was unfair that there are people who have to live in these kind of disgusting conditions. It seemed gross and I didn’t know how I would live if I had to live in those conditions. It was the worst thing I have ever seen and I’m pretty sure that I will never forget <text:s/>these pictures.</text:p>
      <text:p text:style-name="Standard">Ja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IntensivesZitat" style:display-name="Intensives Zitat" style:family="paragraph" style:parent-style-name="Standard" style:next-style-name="Stand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erry Famboupe</meta:initial-creator>
    <dc:creator>Thierry Famboupe</dc:creator>
    <meta:creation-date>2021-03-22T07:54:00Z</meta:creation-date>
    <dc:date>2021-03-22T08:25:00Z</dc:date>
    <meta:template xlink:href="Normal" xlink:type="simple"/>
    <meta:editing-cycles>1</meta:editing-cycles>
    <meta:editing-duration>PT0S</meta:editing-duration>
    <meta:document-statistic meta:page-count="1" meta:paragraph-count="3" meta:word-count="227" meta:character-count="1657" meta:row-count="11" meta:non-whitespace-character-count="1433"/>
  </office:meta>
</office:document-meta>
</file>